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180pt"/>
    </style:style>
    <style:style style:name="co4" style:family="table-column">
      <style:table-column-properties fo:break-before="auto" style:column-width="324.99pt"/>
    </style:style>
    <style:style style:name="co5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327.29pt"/>
    </style:style>
    <style:style style:name="co8" style:family="table-column">
      <style:table-column-properties fo:break-before="auto" style:column-width="182.95pt"/>
    </style:style>
    <style:style style:name="co9" style:family="table-column">
      <style:table-column-properties fo:break-before="auto" style:column-width="361.25pt"/>
    </style:style>
    <style:style style:name="co10" style:family="table-column">
      <style:table-column-properties fo:break-before="auto" style:column-width="176.74pt"/>
    </style:style>
    <style:style style:name="co11" style:family="table-column">
      <style:table-column-properties fo:break-before="auto" style:column-width="345.06pt"/>
    </style:style>
    <style:style style:name="co12" style:family="table-column">
      <style:table-column-properties fo:break-before="auto" style:column-width="255.49pt"/>
    </style:style>
    <style:style style:name="co13" style:family="table-column">
      <style:table-column-properties fo:break-before="auto" style:column-width="108pt"/>
    </style:style>
    <style:style style:name="co14" style:family="table-column">
      <style:table-column-properties fo:break-before="auto" style:column-width="285.59pt"/>
    </style:style>
    <style:style style:name="co18" style:family="table-column">
      <style:table-column-properties fo:break-before="auto" style:column-width="73.3pt"/>
    </style:style>
    <style:style style:name="co19" style:family="table-column">
      <style:table-column-properties fo:break-before="auto" style:column-width="202.99pt"/>
    </style:style>
    <style:style style:name="co16" style:family="table-column">
      <style:table-column-properties fo:break-before="auto" style:column-width="82.6pt"/>
    </style:style>
    <style:style style:name="co17" style:family="table-column">
      <style:table-column-properties fo:break-before="auto" style:column-width="91.84pt"/>
    </style:style>
    <style:style style:name="co22" style:family="table-column">
      <style:table-column-properties fo:break-before="auto" style:column-width="162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2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99ffff"/>
    </style:style>
    <style:style style:name="ta4" style:family="table" style:master-page-name="Default">
      <style:table-properties table:display="true" style:writing-mode="lr-tb" tableooo:tab-color="#ff9999"/>
    </style:style>
    <style:style style:name="ta1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ooo:tab-color="#9933ff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17" style:family="table-cell" style:parent-style-name="Default">
      <style:table-cell-properties fo:background-color="#00ff66"/>
      <style:text-properties style:text-position="" fo:font-size="14pt" style:font-size-asian="14pt" style:font-size-complex="14pt"/>
    </style:style>
    <style:style style:name="ce18" style:family="table-cell" style:parent-style-name="Default">
      <style:table-cell-properties fo:background-color="#99ffff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transparent"/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9999"/>
      <style:text-properties style:text-position=""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transparent"/>
      <style:text-properties style:text-position="" fo:font-size="14pt" style:font-size-asian="14pt" style:font-size-complex="14pt"/>
    </style:style>
    <style:style style:name="ce21" style:family="table-cell" style:parent-style-name="Default" style:data-style-name="N4"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cc66ff"/>
      <style:text-properties style:text-position="" fo:font-size="14pt" style:font-size-asian="14pt" style:font-size-complex="14pt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ff66" fo:border="0.06pt solid #000000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99ffff" fo:border="0.06pt solid #000000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8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2" style:family="table-cell" style:parent-style-name="Default" style:data-style-name="N122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3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4" style:family="table-cell" style:parent-style-name="Default">
      <style:table-cell-properties fo:background-color="#cc66ff" fo:border="0.06pt solid #000000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ccff00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ccff00" fo:border="0.06pt solid #000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42" style:family="table-cell" style:parent-style-name="Default" style:data-style-name="N4">
      <style:table-cell-properties fo:background-color="transparent"/>
      <style:text-properties fo:font-size="14pt" style:font-size-asian="14pt" style:font-size-complex="14pt"/>
    </style:style>
    <style:style style:name="ce43" style:family="table-cell" style:parent-style-name="Default" style:data-style-name="N4">
      <style:text-properties fo:font-size="14pt" style:font-size-asian="14pt" style:font-size-complex="14pt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ext-properties style:font-name="Liberation Sans" style:font-name-asian="Noto Sans CJK SC Regular" style:font-name-complex="FreeSans"/>
    </style:style>
    <style:style style:name="ce46" style:family="table-cell" style:parent-style-name="Default">
      <style:table-cell-properties fo:background-color="#cc66ff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Tables" table:style-name="ta1">
        <table:table-column table:style-name="co22" table:number-columns-repeated="11" table:default-cell-style-name="ce28"/>
        <table:table-column table:style-name="co2" table:number-columns-repeated="1013" table:default-cell-style-name="ce28"/>
        <table:table-row table:style-name="ro1">
          <table:table-cell table:style-name="ce15" office:value-type="string" calcext:value-type="string">
            <text:p>Products</text:p>
          </table:table-cell>
          <table:table-cell table:style-name="ce15" office:value-type="string" calcext:value-type="string">
            <text:p>Options</text:p>
          </table:table-cell>
          <table:table-cell table:style-name="ce15" office:value-type="string" calcext:value-type="string">
            <text:p>ProductImages</text:p>
          </table:table-cell>
          <table:table-cell table:style-name="ce15" office:value-type="string" calcext:value-type="string">
            <text:p>BundleProducts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BundleImages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Passwords</text:p>
          </table:table-cell>
          <table:table-cell table:style-name="ce15" office:value-type="string" calcext:value-type="string">
            <text:p>Categories</text:p>
          </table:table-cell>
          <table:table-cell table:style-name="ce15" office:value-type="string" calcext:value-type="string">
            <text:p>Carts</text:p>
          </table:table-cell>
          <table:table-cell table:style-name="ce15" office:value-type="string" calcext:value-type="string">
            <text:p>CartItems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productId</text:p>
          </table:table-cell>
          <table:table-cell table:style-name="ce29" office:value-type="string" calcext:value-type="string">
            <text:p>optionId</text:p>
          </table:table-cell>
          <table:table-cell table:style-name="ce25" office:value-type="string" calcext:value-type="string">
            <text:p>imageId</text:p>
          </table:table-cell>
          <table:table-cell table:number-columns-repeated="2" table:style-name="ce34" office:value-type="string" calcext:value-type="string">
            <text:p>bundleId</text:p>
          </table:table-cell>
          <table:table-cell table:style-name="ce25" office:value-type="string" calcext:value-type="string">
            <text:p>bundleImageId</text:p>
          </table:table-cell>
          <table:table-cell table:style-name="ce35" office:value-type="string" calcext:value-type="string">
            <text:p>userId</text:p>
          </table:table-cell>
          <table:table-cell table:style-name="ce36" office:value-type="string" calcext:value-type="string">
            <text:p>userId</text:p>
          </table:table-cell>
          <table:table-cell table:style-name="ce26" office:value-type="string" calcext:value-type="string">
            <text:p>categoryId</text:p>
          </table:table-cell>
          <table:table-cell table:style-name="ce37" office:value-type="string" calcext:value-type="string">
            <text:p>cartId</text:p>
          </table:table-cell>
          <table:table-cell table:style-name="ce25" office:value-type="string" calcext:value-type="string">
            <text:p>cartElementId</text:p>
          </table:table-cell>
          <table:table-cell/>
          <table:table-cell table:style-name="ce38"/>
          <table:table-cell table:number-columns-repeated="1011"/>
        </table:table-row>
        <table:table-row table:style-name="ro1">
          <table:table-cell table:style-name="ce25" office:value-type="string" calcext:value-type="string">
            <text:p>productName</text:p>
          </table:table-cell>
          <table:table-cell table:style-name="ce30" office:value-type="string" calcext:value-type="string">
            <text:p>productId</text:p>
          </table:table-cell>
          <table:table-cell table:style-name="ce29" office:value-type="string" calcext:value-type="string">
            <text:p>optionId</text:p>
          </table:table-cell>
          <table:table-cell table:style-name="ce16" office:value-type="string" calcext:value-type="string">
            <text:p>productId</text:p>
          </table:table-cell>
          <table:table-cell table:style-name="ce30" office:value-type="string" calcext:value-type="string">
            <text:p>bundleName</text:p>
          </table:table-cell>
          <table:table-cell table:style-name="ce34" office:value-type="string" calcext:value-type="string">
            <text:p>bundleId</text:p>
          </table:table-cell>
          <table:table-cell table:style-name="ce25" office:value-type="string" calcext:value-type="string">
            <text:p>userEmail</text:p>
          </table:table-cell>
          <table:table-cell table:style-name="ce25" office:value-type="string" calcext:value-type="string">
            <text:p>passwordHash</text:p>
          </table:table-cell>
          <table:table-cell table:style-name="ce25" office:value-type="string" calcext:value-type="string">
            <text:p>categoryName</text:p>
          </table:table-cell>
          <table:table-cell office:value-type="string" calcext:value-type="string">
            <text:p>userId</text:p>
          </table:table-cell>
          <table:table-cell table:style-name="ce37" office:value-type="string" calcext:value-type="string">
            <text:p>cartId</text:p>
          </table:table-cell>
          <table:table-cell/>
          <table:table-cell table:style-name="ce38"/>
          <table:table-cell table:number-columns-repeated="1011"/>
        </table:table-row>
        <table:table-row table:style-name="ro1">
          <table:table-cell table:style-name="ce26" office:value-type="string" calcext:value-type="string">
            <text:p>categoryId</text:p>
          </table:table-cell>
          <table:table-cell table:style-name="ce25" office:value-type="string" calcext:value-type="string">
            <text:p>optionName</text:p>
          </table:table-cell>
          <table:table-cell table:style-name="ce30" office:value-type="string" calcext:value-type="string">
            <text:p>imageUrl</text:p>
          </table:table-cell>
          <table:table-cell table:style-name="ce30"/>
          <table:table-cell table:style-name="ce25" office:value-type="string" calcext:value-type="string">
            <text:p>discount</text:p>
          </table:table-cell>
          <table:table-cell table:style-name="ce25" office:value-type="string" calcext:value-type="string">
            <text:p>imageId</text:p>
          </table:table-cell>
          <table:table-cell table:style-name="ce25" office:value-type="string" calcext:value-type="string">
            <text:p>userName</text:p>
          </table:table-cell>
          <table:table-cell table:style-name="ce25"/>
          <table:table-cell table:style-name="ce30"/>
          <table:table-cell table:style-name="ce25" office:value-type="string" calcext:value-type="string">
            <text:p>createdDate</text:p>
          </table:table-cell>
          <table:table-cell table:style-name="ce16" office:value-type="string" calcext:value-type="string">
            <text:p>productId</text:p>
          </table:table-cell>
          <table:table-cell/>
          <table:table-cell table:style-name="ce38"/>
          <table:table-cell table:number-columns-repeated="1011"/>
        </table:table-row>
        <table:table-row table:style-name="ro1">
          <table:table-cell table:style-name="ce25"/>
          <table:table-cell table:style-name="ce30" office:value-type="string" calcext:value-type="string">
            <text:p>optionImageColor</text:p>
          </table:table-cell>
          <table:table-cell table:style-name="ce30" table:number-columns-repeated="4"/>
          <table:table-cell table:style-name="ce25" office:value-type="string" calcext:value-type="string">
            <text:p>userLastName</text:p>
          </table:table-cell>
          <table:table-cell table:style-name="ce25"/>
          <table:table-cell table:style-name="ce30"/>
          <table:table-cell table:style-name="ce30" office:value-type="string" calcext:value-type="string">
            <text:p>checkedOut</text:p>
          </table:table-cell>
          <table:table-cell table:style-name="ce29" office:value-type="string" calcext:value-type="string">
            <text:p>optionId</text:p>
          </table:table-cell>
          <table:table-cell table:number-columns-repeated="1013"/>
        </table:table-row>
        <table:table-row table:style-name="ro1">
          <table:table-cell table:style-name="ce25"/>
          <table:table-cell table:style-name="ce30" office:value-type="string" calcext:value-type="string">
            <text:p>optionImageIcon</text:p>
          </table:table-cell>
          <table:table-cell table:style-name="ce25" table:number-columns-repeated="4"/>
          <table:table-cell table:style-name="ce25" office:value-type="string" calcext:value-type="string">
            <text:p>userAddress1</text:p>
          </table:table-cell>
          <table:table-cell table:style-name="ce25"/>
          <table:table-cell table:style-name="ce30" table:number-columns-repeated="2"/>
          <table:table-cell table:style-name="ce30" office:value-type="string" calcext:value-type="string">
            <text:p>quantity</text:p>
          </table:table-cell>
          <table:table-cell table:number-columns-repeated="1013"/>
        </table:table-row>
        <table:table-row table:style-name="ro1">
          <table:table-cell table:style-name="ce25"/>
          <table:table-cell table:style-name="ce25" office:value-type="string" calcext:value-type="string">
            <text:p>optionDimensions</text:p>
          </table:table-cell>
          <table:table-cell table:style-name="ce30" table:number-columns-repeated="2"/>
          <table:table-cell table:style-name="ce25" table:number-columns-repeated="2"/>
          <table:table-cell table:style-name="ce25" office:value-type="string" calcext:value-type="string">
            <text:p>userAddress2</text:p>
          </table:table-cell>
          <table:table-cell table:style-name="ce25"/>
          <table:table-cell table:style-name="ce30" table:number-columns-repeated="2"/>
          <table:table-cell table:style-name="ce30" office:value-type="string" calcext:value-type="string">
            <text:p>discount</text:p>
          </table:table-cell>
          <table:table-cell table:number-columns-repeated="1013"/>
        </table:table-row>
        <table:table-row table:style-name="ro1">
          <table:table-cell table:style-name="ce25"/>
          <table:table-cell table:style-name="ce30" office:value-type="string" calcext:value-type="string">
            <text:p>optionWeight</text:p>
          </table:table-cell>
          <table:table-cell table:style-name="ce30" table:number-columns-repeated="2"/>
          <table:table-cell table:style-name="ce25" table:number-columns-repeated="2"/>
          <table:table-cell table:style-name="Default"/>
          <table:table-cell table:style-name="ce25"/>
          <table:table-cell table:style-name="ce30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25"/>
          <table:table-cell table:style-name="ce31" office:value-type="string" calcext:value-type="string">
            <text:p>optionMaterials</text:p>
          </table:table-cell>
          <table:table-cell table:style-name="ce25" table:number-columns-repeated="4"/>
          <table:table-cell table:style-name="ce30" table:number-columns-repeated="5"/>
          <table:table-cell table:number-columns-repeated="1013"/>
        </table:table-row>
        <table:table-row table:style-name="ro1">
          <table:table-cell table:style-name="ce25"/>
          <table:table-cell table:style-name="ce31" office:value-type="string" calcext:value-type="string">
            <text:p>optionInput</text:p>
          </table:table-cell>
          <table:table-cell table:style-name="ce30" table:number-columns-repeated="9"/>
          <table:table-cell table:number-columns-repeated="1013"/>
        </table:table-row>
        <table:table-row table:style-name="ro1">
          <table:table-cell table:style-name="ce25"/>
          <table:table-cell table:style-name="ce31" office:value-type="string" calcext:value-type="string">
            <text:p>optionOutput</text:p>
          </table:table-cell>
          <table:table-cell table:style-name="ce32" table:number-columns-repeated="2"/>
          <table:table-cell table:style-name="ce30" table:number-columns-repeated="7"/>
          <table:table-cell table:number-columns-repeated="1013"/>
        </table:table-row>
        <table:table-row table:style-name="ro1">
          <table:table-cell table:style-name="ce27"/>
          <table:table-cell/>
          <table:table-cell table:style-name="ce3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3" table:number-columns-repeated="2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s" table:style-name="ta2">
        <table:table-column table:style-name="co3" table:default-cell-style-name="ce6"/>
        <table:table-column table:style-name="co4" table:default-cell-style-name="ce6"/>
        <table:table-column table:style-name="co3" table:number-columns-repeated="1012" table:default-cell-style-name="ce6"/>
        <table:table-column table:style-name="co3" table:number-columns-repeated="10" table:default-cell-style-name="Default"/>
        <table:table-row table:style-name="ro1">
          <table:table-cell table:style-name="ce17" office:value-type="string" calcext:value-type="string">
            <text:p>productId</text:p>
          </table:table-cell>
          <table:table-cell table:style-name="ce5" office:value-type="string" calcext:value-type="string">
            <text:p>productName</text:p>
          </table:table-cell>
          <table:table-cell table:style-name="ce18" office:value-type="string" calcext:value-type="string">
            <text:p>category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OnePlus3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3">
        <table:table-column table:style-name="co5" table:number-columns-repeated="8" table:default-cell-style-name="ce6"/>
        <table:table-column table:style-name="co2" table:number-columns-repeated="1015" table:default-cell-style-name="ce6"/>
        <table:table-row table:style-name="ro1">
          <table:table-cell table:style-name="ce18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ptions" table:style-name="ta4">
        <table:table-column table:style-name="co6" table:default-cell-style-name="ce6"/>
        <table:table-column table:style-name="co5" table:number-columns-repeated="3" table:default-cell-style-name="ce6"/>
        <table:table-column table:style-name="co7" table:default-cell-style-name="ce6"/>
        <table:table-column table:style-name="co8" table:default-cell-style-name="ce6"/>
        <table:table-column table:style-name="co5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3" table:default-cell-style-name="ce21"/>
        <table:table-column table:style-name="co5" table:number-columns-repeated="1007" table:default-cell-style-name="ce6"/>
        <table:table-column table:style-name="co5" table:number-columns-repeated="6" table:default-cell-style-name="Default"/>
        <table:table-row table:style-name="ro1">
          <table:table-cell table:style-name="ce19" office:value-type="string" calcext:value-type="string">
            <text:p>optionId</text:p>
          </table:table-cell>
          <table:table-cell table:style-name="ce5" office:value-type="string" calcext:value-type="string">
            <text:p>productId</text:p>
          </table:table-cell>
          <table:table-cell table:style-name="ce5" office:value-type="string" calcext:value-type="string">
            <text:p>optionName</text:p>
          </table:table-cell>
          <table:table-cell table:style-name="ce5" office:value-type="string" calcext:value-type="string">
            <text:p>optionImageColor</text:p>
          </table:table-cell>
          <table:table-cell table:style-name="ce5" office:value-type="string" calcext:value-type="string">
            <text:p>optionImageIcon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office:value-type="string" calcext:value-type="string">
            <text:p>optionInput</text:p>
          </table:table-cell>
          <table:table-cell office:value-type="string" calcext:value-type="string">
            <text:p>optionOutput</text:p>
          </table:table-cell>
          <table:table-cell table:style-name="ce20" office:value-type="string" calcext:value-type="string">
            <text:p>optionPrice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3t-protective-case/bamboo/iconbg.jp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3t-protective-case/ebony-wood/iconbg.jp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3t-protective-case/karbon/iconbg.jp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3t-protective-case/rosewood/iconbg.jp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5 x 78.5 x13mm</text:p>
          </table:table-cell>
          <table:table-cell table:style-name="ce11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table:number-columns-repeated="2" table:style-name="ce11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table:style-name="ce11" office:value-type="string" calcext:value-type="string">
            <text:p>149.6 x 71.5 x 0.6mm</text:p>
          </table:table-cell>
          <table:table-cell table:style-name="ce11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11" office:value-type="string" calcext:value-type="string">
            <text:p>149.6 x 71.5 x 0.6mm</text:p>
          </table:table-cell>
          <table:table-cell table:style-name="ce11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11" office:value-type="string" calcext:value-type="string">
            <text:p>144 x 66.2 x 0.45mm</text:p>
          </table:table-cell>
          <table:table-cell table:style-name="ce11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11" office:value-type="string" calcext:value-type="string">
            <text:p>148.8 x 71.9 x 0.15mm</text:p>
          </table:table-cell>
          <table:table-cell table:style-name="ce11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11" office:value-type="string" calcext:value-type="string">
            <text:p>132.5 x 62 x 0.2mm</text:p>
          </table:table-cell>
          <table:table-cell table:style-name="ce11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11" office:value-type="string" calcext:value-type="string">
            <text:p>132.5 x 62 x 0.15mm</text:p>
          </table:table-cell>
          <table:table-cell table:style-name="ce11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table:number-columns-repeated="2"/>
          <table:table-cell office:value-type="float" office:value="9.95" calcext:value-type="float">
            <text:p>9.9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11" office:value-type="string" calcext:value-type="string">
            <text:p>Not Specified</text:p>
          </table:table-cell>
          <table:table-cell office:value-type="string" calcext:value-type="string">
            <text:p>12V/24V=2.5A</text:p>
          </table:table-cell>
          <table:table-cell office:value-type="string" calcext:value-type="string">
            <text:p>Dash Charge: 3.4V~5V=3.5AStandard: 5V=2A</text:p>
          </table:table-cell>
          <table:table-cell office:value-type="float" office:value="29.95" calcext:value-type="float">
            <text:p>29.9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50cm long</text:p>
          </table:table-cell>
          <table:table-cell/>
          <table:table-cell table:style-name="ce11" office:value-type="string" calcext:value-type="string">
            <text:p>Not Specified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Images" table:style-name="ta1">
        <table:table-column table:style-name="co2" table:default-cell-style-name="Default"/>
        <table:table-column table:style-name="co2" table:default-cell-style-name="ce22"/>
        <table:table-column table:style-name="co12" table:default-cell-style-name="ce22"/>
        <table:table-column table:style-name="co2" table:number-columns-repeated="5" table:default-cell-style-name="Default"/>
        <table:table-column table:style-name="co2" table:default-cell-style-name="ce23"/>
        <table:table-row table:style-name="ro2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5"/>
          <table:table-cell table:style-name="Default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.png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left.png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protective-case/sandstone/back-side-right.png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protective-case/sandstone/front.png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protective-case/sandstone/side.png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.png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left.png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protective-case/bamboo/back-side-right.png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protective-case/bamboo/front.png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protective-case/bamboo/side.png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.png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left.png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protective-case/ebony-wood/back-side-right.png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protective-case/ebony-wood/front.png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protective-case/ebony-wood/side.png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.png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left.png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protective-case/karbon/back-side-right.png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protective-case/karbon/front.png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protective-case/karbon/side.png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.png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left.png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protective-case/rosewood/back-side-right.png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protective-case/rosewood/front.png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protective-case/rosewood/side.png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back.png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front.png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flip-cover/black/side.png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back.png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front.png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flip-cover/gray/side.png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.png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-front.png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front.png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.png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-front.png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front.png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.png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-front.png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front.png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/cases/2-styleswap/bamboo/back.png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cases/2-styleswap/black-apricot/back.jpg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cases/2-styleswap/karbon/back.jpg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cases/2-styleswap/rosewood/back.jpg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cases/2-flipcover/black/black-front.png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cases/2-flipcover/white/white-front.png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cases/2-flipcover/gray/gray-front.png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cases/2-flipcover/blue/blue-front.png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cases/2-flipcovery/yellow/yellow-front.png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cases/2-siliconecase/red/red-back.png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cases/2-siliconecase/white/white-back.png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cases/2-siliconecase/blue/blue-back.png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cases/x-protective-case/sandstone/sandstone-back.png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cases/x-protective-case/bamboo/bamboo-back.png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cases/x-protective-case/black-apricot/black-apricot-back.png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cases/x-protective-case/karbon/karbon-back.png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cases/x-protective-case/karbon/rosewood-back.png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cases/x-flipcover/black/black-front.png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cases/x-flipcover/white/white-front.png</text:p>
          </table:table-cell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cases/x-flipcover/orange/orange-front.png</text:p>
          </table:table-cell>
          <table:table-cell table:number-columns-repeated="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/cases/x-flipcover/gray/gray-front.png</text:p>
          </table:table-cell>
          <table:table-cell table:number-columns-repeated="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cases/x-silicone/red/red-back.png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/cases/x-silicone/black/black-back.png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/cases/x-silicone/white/white-back.png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cases/x-silicone/blue/blue-back.png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/cases/x-translucent/clear/clear-back.png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cases/x-translucent/gray/gray-back.png</text:p>
          </table:table-cell>
          <table:table-cell table:number-columns-repeated="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front.png</text:p>
          </table:table-cell>
          <table:table-cell table:number-columns-repeated="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back.png</text:p>
          </table:table-cell>
          <table:table-cell table:number-columns-repeated="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side.png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front.png</text:p>
          </table:table-cell>
          <table:table-cell table:number-columns-repeated="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back.png</text:p>
          </table:table-cell>
          <table:table-cell table:number-columns-repeated="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side.png</text:p>
          </table:table-cell>
          <table:table-cell table:number-columns-repeated="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/cases/powerbank-silicone/black/black-front.png</text:p>
          </table:table-cell>
          <table:table-cell table:number-columns-repeated="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cases/powerbank-silicone/white/white-front.png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/cases/powerbank-silicone/green/green-front.png</text:p>
          </table:table-cell>
          <table:table-cell table:number-columns-repeated="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/cases/powerbank-silicone/blue/blue-front.png</text:p>
          </table:table-cell>
          <table:table-cell table:number-columns-repeated="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.png</text:p>
          </table:table-cell>
          <table:table-cell table:number-columns-repeated="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-side-left.png</text:p>
          </table:table-cell>
          <table:table-cell table:number-columns-repeated="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ox.png</text:p>
          </table:table-cell>
          <table:table-cell table:number-columns-repeated="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lack-front.png</text:p>
          </table:table-cell>
          <table:table-cell table:number-columns-repeated="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box.png</text:p>
          </table:table-cell>
          <table:table-cell table:number-columns-repeated="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white-front.png</text:p>
          </table:table-cell>
          <table:table-cell table:number-columns-repeated="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box.png</text:p>
          </table:table-cell>
          <table:table-cell table:number-columns-repeated="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.png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right.png</text:p>
          </table:table-cell>
          <table:table-cell table:number-columns-repeated="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horizontal.png</text:p>
          </table:table-cell>
          <table:table-cell table:number-columns-repeated="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/screen-protectors/2-premium/box.png</text:p>
          </table:table-cell>
          <table:table-cell table:number-columns-repeated="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/screen-protectors/x-glass/box.png</text:p>
          </table:table-cell>
          <table:table-cell table:number-columns-repeated="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screen-protectors/x-premium/box.png</text:p>
          </table:table-cell>
          <table:table-cell table:number-columns-repeated="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/cables/dash-cable/100/side.png</text:p>
          </table:table-cell>
          <table:table-cell table:number-columns-repeated="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cables/dash-cable/150/side.png</text:p>
          </table:table-cell>
          <table:table-cell table:number-columns-repeated="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stretched.png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curled.png</text:p>
          </table:table-cell>
          <table:table-cell table:number-columns-repeated="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side-right.png</text:p>
          </table:table-cell>
          <table:table-cell table:number-columns-repeated="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top-down.png</text:p>
          </table:table-cell>
          <table:table-cell table:number-columns-repeated="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included-cable.png</text:p>
          </table:table-cell>
          <table:table-cell table:number-columns-repeated="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/cables/micro-usb/150/side.png</text:p>
          </table:table-cell>
          <table:table-cell table:number-columns-repeated="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/cables/micro-usb-otg/side-curled.png</text:p>
          </table:table-cell>
          <table:table-cell table:number-columns-repeated="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/chargers/usb-power-adapter/side.png</text:p>
          </table:table-cell>
          <table:table-cell table:number-columns-repeated="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/power-banks/oneplus-power-bank/black/front.png</text:p>
          </table:table-cell>
          <table:table-cell table:number-columns-repeated="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/power-banks/oneplus-power-bank/white/front.png</text:p>
          </table:table-cell>
          <table:table-cell table:number-columns-repeated="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/audio/bullets-v2/black/front.png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/audio/bullets-v2/white/front.png</text:p>
          </table:table-cell>
          <table:table-cell table:number-columns-repeated="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audio/icons/gold/front.png</text:p>
          </table:table-cell>
          <table:table-cell table:number-columns-repeated="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/audio/icons/graphite/front.png</text:p>
          </table:table-cell>
          <table:table-cell table:number-columns-repeated="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side-left.png</text:p>
          </table:table-cell>
          <table:table-cell table:number-columns-repeated="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front.png</text:p>
          </table:table-cell>
          <table:table-cell table:number-columns-repeated="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back.png</text:p>
          </table:table-cell>
          <table:table-cell table:number-columns-repeated="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gear/oneplus-travel-messenger/black/side-left.png</text:p>
          </table:table-cell>
          <table:table-cell table:number-columns-repeated="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gear/oneplus-travel-messenger/blue-gray/side-left.png</text:p>
          </table:table-cell>
          <table:table-cell table:number-columns-repeated="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-left.png</text:p>
          </table:table-cell>
          <table:table-cell table:number-columns-repeated="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.png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back.png</text:p>
          </table:table-cell>
          <table:table-cell table:number-columns-repeated="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-back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gold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back</text:p>
          </table:table-cell>
          <table:table-cell table:number-columns-repeated="5"/>
          <table:table-cell table:style-name="Default"/>
        </table:table-row>
      </table:table>
      <table:table table:name="Bundles" table:style-name="ta5"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5" table:number-columns-repeated="1007" table:default-cell-style-name="ce6"/>
        <table:table-column table:style-name="co5" table:number-columns-repeated="14" table:default-cell-style-name="Default"/>
        <table:table-row table:style-name="ro1">
          <table:table-cell table:style-name="ce24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dis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Images" table:style-name="ta1">
        <table:table-column table:style-name="co18" table:default-cell-style-name="Default"/>
        <table:table-column table:style-name="co2" table:default-cell-style-name="ce53"/>
        <table:table-column table:style-name="co19" table:default-cell-style-name="ce53"/>
        <table:table-row table:style-name="ro3">
          <table:table-cell office:value-type="string" calcext:value-type="string">
            <text:p>bundleImageId</text:p>
          </table:table-cell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imageUrl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bundles/go-big-go-home/black-apricot.p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ebony-wood.png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karbon.p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rosewood.p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sandstone.png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black-apricot.png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ebony-wood.p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karbon.png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rosewood.png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sandstone.pn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left.png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.png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european.png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dash-cable.png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karbon.png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rosewood.png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amboo.png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lack-apricot.png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sandstone.png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translucent.png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green.png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ue.png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ack.png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amboo.png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lack-apricot.png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karbon.png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rosewood.png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amboo.png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lack-apricot.png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karbon.png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rosewood.png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amboo.p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lack-apricot.png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karbon.png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rosewood.png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sandstone.png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backpack-dash.png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ue-dash.png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ack-dash.png</text:p>
          </table:table-cell>
        </table:table-row>
      </table:table>
      <table:table table:name="BundleProducts" table:style-name="ta1">
        <table:table-column table:style-name="co16" table:default-cell-style-name="ce22"/>
        <table:table-column table:style-name="co2" table:default-cell-style-name="ce22"/>
        <table:table-row table:style-name="ro3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product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BundleCategory" table:style-name="ta1">
        <table:table-column table:style-name="co17" table:default-cell-style-name="ce22"/>
        <table:table-column table:style-name="co2" table:default-cell-style-name="ce22"/>
        <table:table-row table:style-name="ro3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category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8:35:48.158906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1:18.372141274</meta:creation-date>
    <dc:date>2017-03-19T18:55:12.675736270</dc:date>
    <meta:editing-duration>PT8H40M14S</meta:editing-duration>
    <meta:editing-cycles>79</meta:editing-cycles>
    <meta:generator>LibreOffice/5.1.6.2$Linux_X86_64 LibreOffice_project/10m0$Build-2</meta:generator>
    <meta:document-statistic meta:table-count="9" meta:cell-count="1522" meta:object-count="0"/>
  </office:meta>
</office:document-meta>
</file>